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6.399cm" table:align="left"/>
    </style:style>
    <style:style style:name="Tabella1.A" style:family="table-column">
      <style:table-column-properties style:column-width="3.2cm"/>
    </style:style>
    <style:style style:name="Tabella1.1" style:family="table-row">
      <style:table-row-properties style:row-height="0.6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5cm" table:align="margins"/>
    </style:style>
    <style:style style:name="Tabella2.A" style:family="table-column">
      <style:table-column-properties style:column-width="8.5cm" style:rel-column-width="65535*"/>
    </style:style>
    <style:style style:name="Tabella2.A1" style:family="table-cell">
      <style:table-cell-properties fo:padding="0.097cm" fo:border="0.05pt solid #000000"/>
    </style:style>
    <style:style style:name="Tabella2.2" style:family="table-row">
      <style:table-row-properties style:row-height="1.501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83cm" table:align="right"/>
    </style:style>
    <style:style style:name="Tabella3.A" style:family="table-column">
      <style:table-column-properties style:column-width="2.101cm"/>
    </style:style>
    <style:style style:name="Tabella3.B" style:family="table-column">
      <style:table-column-properties style:column-width="5.274cm"/>
    </style:style>
    <style:style style:name="Tabella3.C" style:family="table-column">
      <style:table-column-properties style:column-width="0.48cm"/>
    </style:style>
    <style:style style:name="Tabella3.D" style:family="table-column">
      <style:table-column-properties style:column-width="2.332cm"/>
    </style:style>
    <style:style style:name="Tabella3.F" style:family="table-column">
      <style:table-column-properties style:column-width="1.289cm"/>
    </style:style>
    <style:style style:name="Tabella3.G" style:family="table-column">
      <style:table-column-properties style:column-width="2.514cm"/>
    </style:style>
    <style:style style:name="Tabella3.H" style:family="table-column">
      <style:table-column-properties style:column-width="0.89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H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49cm" style:rel-column-width="16380*"/>
    </style:style>
    <style:style style:name="Tabella4.B" style:family="table-column">
      <style:table-column-properties style:column-width="6.747cm" style:rel-column-width="26008*"/>
    </style:style>
    <style:style style:name="Tabella4.C" style:family="table-column">
      <style:table-column-properties style:column-width="1.753cm" style:rel-column-width="6758*"/>
    </style:style>
    <style:style style:name="Tabella4.D" style:family="table-column">
      <style:table-column-properties style:column-width="4.251cm" style:rel-column-width="16389*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C1" style:family="table-cell">
      <style:table-cell-properties fo:padding="0.097cm" fo:border="none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7pt" fo:font-style="normal" style:text-underline-style="none" fo:font-weight="normal" officeooo:paragraph-rsid="0022db1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2db1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4pt" fo:font-style="normal" style:text-underline-style="none" fo:font-weight="normal" officeooo:paragraph-rsid="0022db13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4pt" fo:font-style="normal" style:text-underline-style="none" fo:font-weight="normal" officeooo:paragraph-rsid="00285e02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22db13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22db13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size="7pt" fo:font-weight="bold" officeooo:rsid="00134aea" officeooo:paragraph-rsid="0022db13" style:font-size-asian="7pt" style:font-weight-asian="bold" style:font-size-complex="7pt" style:font-weight-complex="bold"/>
    </style:style>
    <style:style style:name="P13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1" fo:font-size="8pt" officeooo:paragraph-rsid="001bcd5b" style:font-size-asian="8pt" style:font-size-complex="8pt"/>
    </style:style>
    <style:style style:name="P14" style:family="paragraph" style:parent-style-name="Frame_20_contents">
      <style:paragraph-properties fo:text-align="start" style:justify-single-word="false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22db1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solid" style:text-underline-width="auto" style:text-underline-color="font-color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>
      <style:text-properties style:font-name="Ubuntu Light" fo:font-size="7pt" officeooo:rsid="00134aea" officeooo:paragraph-rsid="001848de" style:font-size-asian="7pt" style:font-size-complex="7pt"/>
    </style:style>
    <style:style style:name="P21" style:family="paragraph" style:parent-style-name="Standard">
      <style:text-properties style:font-name="Ubuntu Light" fo:font-size="7pt" officeooo:rsid="00134aea" officeooo:paragraph-rsid="001f9472" style:font-size-asian="7pt" style:font-size-complex="7pt"/>
    </style:style>
    <style:style style:name="P22" style:family="paragraph" style:parent-style-name="Standard">
      <style:paragraph-properties fo:text-align="center" style:justify-single-word="false"/>
      <style:text-properties style:font-name="Ubuntu Light" fo:font-size="7pt" fo:font-weight="bold" officeooo:rsid="001bcd5b" officeooo:paragraph-rsid="001bcd5b" style:font-size-asian="7pt" style:font-weight-asian="bold" style:font-size-complex="7pt" style:font-weight-complex="bold"/>
    </style:style>
    <style:style style:name="P23" style:family="paragraph" style:parent-style-name="Table_20_Contents">
      <style:text-properties style:font-name="Ubuntu Light" fo:font-size="4pt" officeooo:rsid="00134aea" officeooo:paragraph-rsid="001848de" style:font-size-asian="4pt" style:font-size-complex="4pt"/>
    </style:style>
    <style:style style:name="P24" style:family="paragraph" style:parent-style-name="Table_20_Contents">
      <style:paragraph-properties fo:text-align="start" style:justify-single-word="false"/>
      <style:text-properties style:font-name="Ubuntu Light" fo:font-size="4pt" officeooo:rsid="00134aea" officeooo:paragraph-rsid="001bcd5b" style:font-size-asian="4pt" style:font-size-complex="4pt"/>
    </style:style>
    <style:style style:name="P25" style:family="paragraph" style:parent-style-name="Table_20_Contents">
      <style:text-properties style:font-name="Ubuntu Light" fo:font-size="4pt" officeooo:paragraph-rsid="001848de" style:font-size-asian="4pt" style:font-size-complex="4pt"/>
    </style:style>
    <style:style style:name="P26" style:family="paragraph" style:parent-style-name="Table_20_Contents">
      <style:text-properties style:font-name="Ubuntu Light" fo:font-size="4pt" officeooo:rsid="001b98b2" officeooo:paragraph-rsid="001b98b2" style:font-size-asian="4pt" style:font-size-complex="4pt"/>
    </style:style>
    <style:style style:name="P27" style:family="paragraph" style:parent-style-name="Table_20_Contents">
      <style:paragraph-properties fo:text-align="center" style:justify-single-word="false"/>
      <style:text-properties style:font-name="Ubuntu Light" fo:font-size="4pt" officeooo:rsid="001b98b2" officeooo:paragraph-rsid="001b98b2" style:font-size-asian="4pt" style:font-size-complex="4pt"/>
    </style:style>
    <style:style style:name="P28" style:family="paragraph" style:parent-style-name="Table_20_Contents">
      <style:text-properties style:font-name="Ubuntu Light" fo:font-size="4pt" officeooo:rsid="001fb0e8" officeooo:paragraph-rsid="001f9472" style:font-size-asian="4pt" style:font-size-complex="4pt"/>
    </style:style>
    <style:style style:name="P29" style:family="paragraph" style:parent-style-name="Table_20_Contents">
      <style:text-properties style:font-name="Ubuntu Light" fo:font-size="4pt" officeooo:rsid="001e9970" officeooo:paragraph-rsid="001f9472" style:font-size-asian="3.5pt" style:font-size-complex="4pt"/>
    </style:style>
    <style:style style:name="P30" style:family="paragraph" style:parent-style-name="Table_20_Contents">
      <style:text-properties style:font-name="Ubuntu Light" fo:font-size="4pt" officeooo:rsid="0014d32e" officeooo:paragraph-rsid="001848de" style:font-size-asian="3.5pt" style:font-size-complex="4pt"/>
    </style:style>
    <style:style style:name="P31" style:family="paragraph" style:parent-style-name="Table_20_Contents">
      <style:text-properties style:font-name="Ubuntu Light" fo:font-size="4pt" officeooo:rsid="001bcd5b" officeooo:paragraph-rsid="001bcd5b" style:font-size-asian="3.5pt" style:font-size-complex="4pt"/>
    </style:style>
    <style:style style:name="P32" style:family="paragraph" style:parent-style-name="Table_20_Contents">
      <style:text-properties style:font-name="Ubuntu Light" fo:font-size="7pt" officeooo:paragraph-rsid="001848de" style:font-size-asian="6.09999990463257pt" style:font-size-complex="7pt"/>
    </style:style>
    <style:style style:name="P33" style:family="paragraph" style:parent-style-name="Table_20_Contents">
      <style:text-properties style:font-name="Ubuntu Light" fo:font-size="7pt" style:font-size-asian="7pt" style:font-size-complex="7pt"/>
    </style:style>
    <style:style style:name="P34" style:family="paragraph" style:parent-style-name="Table_20_Contents">
      <style:text-properties style:font-name="Ubuntu Light" fo:font-size="7pt" officeooo:paragraph-rsid="001848de" style:font-size-asian="7pt" style:font-size-complex="7pt"/>
    </style:style>
    <style:style style:name="P35" style:family="paragraph" style:parent-style-name="Table_20_Contents">
      <style:text-properties style:font-name="Ubuntu Light" fo:font-size="8pt" officeooo:rsid="001fb0e8" officeooo:paragraph-rsid="001f9472" style:font-size-asian="7pt" style:font-size-complex="8pt"/>
    </style:style>
    <style:style style:name="P36" style:family="paragraph" style:parent-style-name="Table_20_Contents">
      <style:text-properties style:font-name="Ubuntu Light" fo:font-size="8pt" officeooo:paragraph-rsid="001f9472" style:font-size-asian="7pt" style:font-size-complex="8pt"/>
    </style:style>
    <style:style style:name="P37" style:family="paragraph" style:parent-style-name="Table_20_Contents">
      <style:text-properties style:font-name="Ubuntu Light" fo:font-size="8pt" officeooo:rsid="00213038" officeooo:paragraph-rsid="00213038" style:font-size-asian="7pt" style:font-size-complex="8pt"/>
    </style:style>
    <style:style style:name="P38" style:family="paragraph" style:parent-style-name="Table_20_Contents">
      <style:text-properties style:use-window-font-color="true" style:font-name="Ubuntu Light" fo:font-size="9pt" fo:font-style="normal" style:text-underline-style="none" fo:font-weight="normal" officeooo:rsid="007771e8" officeooo:paragraph-rsid="001f94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43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ae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f94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ae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e9970" officeooo:paragraph-rsid="002327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bold" officeooo:paragraph-rsid="0023270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2553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.101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232708" officeooo:paragraph-rsid="002327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2b3fa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2b1a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2b1a6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fo:color="#000000" style:text-underline-style="none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o.partner_id.lang or 'it_IT')&gt;</text:placeholder></text:p>
      <text:section text:style-name="Sect1" text:name="Sezione1">
        <text:section text:style-name="Sect2" text:name="Sezione2">
          <text:p text:style-name="P12">Pag. <text:page-number text:select-page="current">1</text:page-number> di <text:page-count>1</text:page-count></text:p>
          <text:p text:style-name="P22">ORDINE FORNITORE</text:p>
          <text:p text:style-name="P22"/>
          <text:section text:style-name="Sect1" text:name="Sezione3">
            <table:table table:name="Tabella1" table:style-name="Tabella1">
              <table:table-column table:style-name="Tabella1.A" table:number-columns-repeated="2"/>
              <table:table-row table:style-name="Tabella1.1">
                <table:table-cell table:style-name="Tabella1.A1" office:value-type="string">
                  <text:p text:style-name="P23">ORDINE NR. <text:s text:c="43"/></text:p>
                  <text:p text:style-name="P13"><text:span text:style-name="T3"><text:placeholder text:placeholder-type="text">&lt;o.name&gt;</text:placeholder></text:span><text:span text:style-name="T3"> <text:s text:c="11"/></text:span></text:p>
                </table:table-cell>
                <table:table-cell table:style-name="Tabella1.B1" office:value-type="string">
                  <text:p text:style-name="P24">DEL</text:p>
                  <text:p text:style-name="P48"><text:placeholder text:placeholder-type="text">&lt;formatLang(o.date_order, date=True) if o.date_order else ""&gt;</text:placeholder></text:p>
                </table:table-cell>
              </table:table-row>
              <table:table-row>
                <table:table-cell table:style-name="Tabella1.A2" table:number-columns-spanned="2" office:value-type="string">
                  <text:p text:style-name="P23">CONSEGNA RICHIESTA</text:p>
                  <text:p text:style-name="P25"/>
                  <text:p text:style-name="P32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23">CONSEGNA PREVISTA</text:p>
                  <text:p text:style-name="P25"/>
                  <text:p text:style-name="P32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23">NOTE:</text:p>
                  <text:p text:style-name="P25"/>
                  <text:p text:style-name="P32"/>
                </table:table-cell>
                <table:covered-table-cell/>
              </table:table-row>
            </table:table>
            <text:p text:style-name="P20"/>
            <text:p text:style-name="P20"/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30">SPETT.LE</text:p>
                  <text:p text:style-name="P17"><text:placeholder text:placeholder-type="text">&lt;o.partner_id.name&gt;</text:placeholder></text:p>
                  <text:p text:style-name="P19"><text:placeholder text:placeholder-type="text">&lt;o.partner_id.street or ''&gt;</text:placeholder> <text:s/><text:placeholder text:placeholder-type="text">&lt;o.partner_id.city or ''&gt;</text:placeholder> <text:placeholder text:placeholder-type="text">&lt;o.partner_id.country_id.name or ''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31">DESTINATARIO</text:p>
                  <text:p text:style-name="P17"><text:placeholder text:placeholder-type="text">&lt;o.destination_partner_id.name if o.destination_partner_id else ''&gt;</text:placeholder></text:p>
                  <text:p text:style-name="P19"><text:placeholder text:placeholder-type="text">&lt;(o.destination_partner_id.street or '')  if o.destination_partner_id else ''&gt;</text:placeholder></text:p>
                  <text:p text:style-name="P18"><text:span text:style-name="T6"><text:placeholder text:placeholder-type="text">&lt;o.destination_partner_id.zip if o.destination_partner_id else ''&gt;</text:placeholder></text:span><text:span text:style-name="T6"> </text:span><text:span text:style-name="T6"><text:placeholder text:placeholder-type="text">&lt;(o.destination_partner_id.city or '')  if o.destination_partner_id else ''&gt;</text:placeholder></text:span><text:span text:style-name="T6"> </text:span><text:span text:style-name="T6"><text:placeholder text:placeholder-type="text">&lt;(o.destination_partner_id.country_id.name or '')  if o.destination_partner_id else ''&gt;</text:placeholder></text:span></text:p>
                  <text:p text:style-name="P34"/>
                </table:table-cell>
              </table:table-row>
            </table:table>
            <text:p text:style-name="P20"/>
            <text:p text:style-name="P20"/>
          </text:section>
          <table:table table:name="Tabella3" table:style-name="Tabella3">
            <table:table-column table:style-name="Tabella3.A"/>
            <table:table-column table:style-name="Tabella3.B"/>
            <table:table-column table:style-name="Tabella3.C"/>
            <table:table-column table:style-name="Tabella3.D"/>
            <table:table-column table:style-name="Tabella3.A"/>
            <table:table-column table:style-name="Tabella3.F"/>
            <table:table-column table:style-name="Tabella3.G"/>
            <table:table-column table:style-name="Tabella3.H"/>
            <table:table-row>
              <table:table-cell table:style-name="Tabella3.A1" office:value-type="string">
                <text:p text:style-name="P27">ARTICOLO / ARTICLE</text:p>
              </table:table-cell>
              <table:table-cell table:style-name="Tabella3.A1" office:value-type="string">
                <text:p text:style-name="P26">DESCRIZIONE / DESCRIPTION <text:s text:c="32"/>COLORE / COLOR</text:p>
              </table:table-cell>
              <table:table-cell table:style-name="Tabella3.A1" office:value-type="string">
                <text:p text:style-name="P27">U.M.</text:p>
              </table:table-cell>
              <table:table-cell table:style-name="Tabella3.A1" office:value-type="string">
                <text:p text:style-name="P27">Q.TA' / <text:s/>Q.TY</text:p>
              </table:table-cell>
              <table:table-cell table:style-name="Tabella3.A1" office:value-type="string">
                <text:p text:style-name="P27">PREZZO / PRICE</text:p>
              </table:table-cell>
              <table:table-cell table:style-name="Tabella3.A1" office:value-type="string">
                <text:p text:style-name="P27">SCONTI <text:s/></text:p>
                <text:p text:style-name="P27">DISCOUNTS</text:p>
              </table:table-cell>
              <table:table-cell table:style-name="Tabella3.A1" office:value-type="string">
                <text:p text:style-name="P27">IMPORTO</text:p>
              </table:table-cell>
              <table:table-cell table:style-name="Tabella3.H1" office:value-type="string">
                <text:p text:style-name="P27">ALIQ.</text:p>
              </table:table-cell>
            </table:table-row>
            <table:table-row>
              <table:table-cell table:style-name="Tabella3.A2" table:number-columns-spanned="8" office:value-type="string">
                <text:p text:style-name="P49"><text:text-input text:description="for each=&quot;l in o.order_line&quot;">starts for loop line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ella3.A3" office:value-type="string">
                <text:p text:style-name="P44"><text:placeholder text:placeholder-type="text">&lt;l.product_id.default_code or ''&gt;</text:placeholder></text:p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</table:table-cell>
              <table:table-cell table:style-name="Tabella3.A3" office:value-type="string">
                <text:p text:style-name="P46"><text:placeholder text:placeholder-type="text">&lt;l.product_id.name or ''&gt;</text:placeholder></text:p>
              </table:table-cell>
              <table:table-cell table:style-name="Tabella3.A3" office:value-type="string">
                <text:p text:style-name="P42"><text:placeholder text:placeholder-type="text">&lt;l.product_uom.name&gt;</text:placeholder></text:p>
              </table:table-cell>
              <table:table-cell table:style-name="Tabella3.A3" office:value-type="string">
                <text:p text:style-name="P40"><text:placeholder text:placeholder-type="text">&lt;l.product_qty&gt;</text:placeholder></text:p>
              </table:table-cell>
              <table:table-cell table:style-name="Tabella3.A3" office:value-type="string">
                <text:p text:style-name="P39"><text:placeholder text:placeholder-type="text">&lt;formatLang(l.price_unit, digits=get_digits(dp='Account'))&gt;</text:placeholder></text:p>
              </table:table-cell>
              <table:table-cell table:style-name="Tabella3.A3" office:value-type="string">
                <text:p text:style-name="P41"/>
              </table:table-cell>
              <table:table-cell table:style-name="Tabella3.A3" office:value-type="string">
                <text:p text:style-name="P41"><text:placeholder text:placeholder-type="text">&lt;l.price_subtotal&gt;</text:placeholder></text:p>
              </table:table-cell>
              <table:table-cell table:style-name="Tabella3.A2" office:value-type="string">
                <text:p text:style-name="P41"><text:placeholder text:placeholder-type="text">&lt;l.taxes_id&gt;</text:placeholder></text:p>
              </table:table-cell>
            </table:table-row>
            <table:table-row>
              <table:table-cell table:style-name="Tabella3.A2" table:number-columns-spanned="8" office:value-type="string">
                <text:p text:style-name="P47"><text:text-input text:description="&lt;/for&gt;">ends for loop line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P20"/>
          <text:p text:style-name="P20"/>
          <text:p text:style-name="P20"/>
          <text:p text:style-name="P21"/>
          <text:p text:style-name="P21"/>
          <table:table table:name="Tabella4" table:style-name="Tabella4">
            <table:table-column table:style-name="Tabella4.A"/>
            <table:table-column table:style-name="Tabella4.B"/>
            <table:table-column table:style-name="Tabella4.C"/>
            <table:table-column table:style-name="Tabella4.D"/>
            <table:table-row table:style-name="Tabella4.1">
              <table:table-cell table:style-name="Tabella4.A1" office:value-type="string">
                <text:p text:style-name="P29">SPEDIZIONE A MEZZO</text:p>
                <text:p text:style-name="P36"/>
              </table:table-cell>
              <table:table-cell table:style-name="Tabella4.B1" office:value-type="string">
                <text:p text:style-name="P29">PAGAMENTO</text:p>
                <text:p text:style-name="P43"><text:placeholder text:placeholder-type="text">&lt;o.payment_term_id.name&gt;</text:placeholder></text:p>
              </table:table-cell>
              <table:table-cell table:style-name="Tabella4.C1" office:value-type="string">
                <text:p text:style-name="P37"/>
              </table:table-cell>
              <table:table-cell table:style-name="Tabella4.C1" office:value-type="string">
                <text:p text:style-name="P38"/>
              </table:table-cell>
            </table:table-row>
            <table:table-row>
              <table:table-cell table:style-name="Tabella4.A2" office:value-type="string">
                <text:p text:style-name="P28">PORTO</text:p>
                <text:p text:style-name="P36"/>
              </table:table-cell>
              <table:table-cell table:style-name="Tabella4.B2" office:value-type="string">
                <text:p text:style-name="P28">APPOGGIO BANCARIO</text:p>
                <text:p text:style-name="P35"/>
              </table:table-cell>
              <table:table-cell table:style-name="Tabella4.C1" office:value-type="string">
                <text:p text:style-name="P35"/>
              </table:table-cell>
              <table:table-cell table:style-name="Tabella4.B1" office:value-type="string">
                <text:p text:style-name="P28">TOTALE</text:p>
                <text:p text:style-name="P45"><text:placeholder text:placeholder-type="text">&lt;o.currency_id.name or ''&gt;</text:placeholder> <text:span text:style-name="T7"><text:placeholder text:placeholder-type="text">&lt;formatLang(o.amount_total, digits=get_digits(dp='Account'))&gt;</text:placeholder></text:span></text:p>
              </table:table-cell>
            </table:table-row>
          </table:table>
          <text:p text:style-name="P21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.992cm" fo:margin-left="-1cm" table:align="left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205cm"/>
    </style:style>
    <style:style style:name="Tabella5.C" style:family="table-column">
      <style:table-column-properties style:column-width="6.803cm"/>
    </style:style>
    <style:style style:name="Tabella5.D" style:family="table-column">
      <style:table-column-properties style:column-width="3.988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7pt" fo:font-style="normal" style:text-underline-style="none" fo:font-weight="normal" officeooo:paragraph-rsid="0022db1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2db1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4pt" fo:font-style="normal" style:text-underline-style="none" fo:font-weight="normal" officeooo:paragraph-rsid="0022db13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22db13" style:font-size-asian="10pt" style:font-weight-asian="normal" style:font-size-complex="10pt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22db1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22db1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6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1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/text:p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2"><draw:frame draw:style-name="Mfr1" draw:name="image:asimage(company.logo,'logo1')" text:anchor-type="paragraph" svg:x="0.011cm" svg:y="-0.011cm" style:rel-width="scale" svg:height="3.006cm" style:rel-height="65%" draw:z-index="0"><draw:text-box fo:min-width="2.903cm"><text:p text:style-name="MP3"/></draw:text-box></draw:frame></text:p>
            </table:table-cell>
            <table:table-cell table:style-name="Tabella5.B1" table:number-columns-spanned="3" office:value-type="string">
              <text:p text:style-name="MP4"><text:placeholder text:placeholder-type="text">&lt;company.header3&gt;</text:placeholder></text:p>
              <text:p text:style-name="MP5"/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6"/>
              <text:p text:style-name="MP6"/>
              <text:p text:style-name="MP6"/>
              <text:p text:style-name="MP7"/>
              <text:p text:style-name="MP7"/>
              <text:p text:style-name="MP8"/>
            </table:table-cell>
            <table:table-cell table:style-name="Tabella5.B1" office:value-type="string">
              <text:p text:style-name="MP9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-</text:span><text:span text:style-name="MT3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10"><text:span text:style-name="MT2">Tel. </text:span><text:span text:style-name="MT2"><text:placeholder text:placeholder-type="text">&lt;company.phone or ''&gt;</text:placeholder></text:span></text:p>
              <text:p text:style-name="MP9"><text:span text:style-name="MT1">Fax </text:span><text:span text:style-name="MT1"><text:placeholder text:placeholder-type="text">&lt;company.fax or ''&gt;</text:placeholder></text:span></text:p>
              <text:p text:style-name="MP11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1"><text:span text:style-name="MT4">C.F. - P. IVA <text:s text:c="2"/>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3"/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1:46:11.884097931</meta:creation-date>
    <dc:date>2015-12-28T17:15:46.113040882</dc:date>
    <meta:editing-duration>PT1H42M34S</meta:editing-duration>
    <meta:editing-cycles>19</meta:editing-cycles>
    <meta:generator>LibreOffice/4.2.8.2$Linux_X86_64 LibreOffice_project/420m0$Build-2</meta:generator>
    <meta:document-statistic meta:table-count="5" meta:image-count="0" meta:object-count="0" meta:page-count="1" meta:paragraph-count="50" meta:word-count="157" meta:character-count="1532" meta:non-whitespace-character-count="1330"/>
  </office:meta>
</office:document-meta>
</file>